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Long_20_Dash" svg:stroke-width="0.081cm" svg:stroke-color="#000000" draw:marker-start-width="0.321cm" draw:marker-end-width="0.321cm" draw:fill="solid" draw:fill-color="#80d358" draw:opacity="50%" draw:textarea-horizontal-align="justify" draw:textarea-vertical-align="middle" draw:auto-grow-height="false" fo:min-height="3.42cm" fo:min-width="3.17cm" fo:padding-top="0.165cm" fo:padding-bottom="0.165cm" fo:padding-left="0.29cm" fo:padding-right="0.29cm"/>
    </style:style>
    <style:style style:name="gr2" style:family="graphic" style:parent-style-name="standard">
      <style:graphic-properties draw:stroke="none" draw:stroke-dash="Long_20_Dash" svg:stroke-width="0.081cm" svg:stroke-color="#000000" draw:marker-start-width="0.321cm" draw:marker-end-width="0.321cm" draw:fill="solid" draw:fill-color="#328dee" draw:opacity="50%" draw:textarea-horizontal-align="justify" draw:textarea-vertical-align="middle" draw:auto-grow-height="false" fo:min-height="3.17cm" fo:min-width="3.17cm" fo:padding-top="0.165cm" fo:padding-bottom="0.165cm" fo:padding-left="0.29cm" fo:padding-right="0.29cm"/>
    </style:style>
    <style:style style:name="gr3" style:family="graphic" style:parent-style-name="objectwithoutfill">
      <style:graphic-properties draw:stroke="dash" draw:stroke-dash="Dot" svg:stroke-width="0.071cm" svg:stroke-color="#000000" draw:marker-start-width="0.306cm" draw:marker-end-width="0.306cm" draw:fill="none" draw:textarea-vertical-align="middle" fo:padding-top="0.16cm" fo:padding-bottom="0.16cm" fo:padding-left="0.285cm" fo:padding-right="0.285cm"/>
    </style:style>
    <style:style style:name="gr4" style:family="graphic" style:parent-style-name="standard">
      <style:graphic-properties draw:stroke="none" svg:stroke-color="#3465a4" draw:fill="solid" draw:fill-color="#328dee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3465a4" draw:fill="solid" draw:fill-color="#d5702e" draw:textarea-horizontal-align="justify" draw:textarea-vertical-align="middle" draw:auto-grow-height="false" fo:min-height="0.104cm" fo:min-width="0cm"/>
    </style:style>
    <style:style style:name="gr6" style:family="graphic" style:parent-style-name="standard">
      <style:graphic-properties draw:stroke="none" svg:stroke-color="#3465a4" draw:fill="solid" draw:fill-color="#80d358" draw:textarea-horizontal-align="justify" draw:textarea-vertical-align="middle" draw:auto-grow-height="false" fo:min-height="0cm" fo:min-width="0cm"/>
    </style:style>
    <style:style style:name="P1" style:family="paragraph">
      <loext:graphic-properties draw:fill="solid" draw:fill-color="#80d358" draw:opacity="50%"/>
      <style:paragraph-properties fo:text-align="center"/>
    </style:style>
    <style:style style:name="P2" style:family="paragraph">
      <loext:graphic-properties draw:fill="solid" draw:fill-color="#328dee" draw:opacity="5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328dee"/>
      <style:paragraph-properties fo:text-align="center"/>
    </style:style>
    <style:style style:name="P5" style:family="paragraph">
      <loext:graphic-properties draw:fill="solid" draw:fill-color="#d5702e"/>
      <style:paragraph-properties fo:text-align="center"/>
    </style:style>
    <style:style style:name="P6" style:family="paragraph">
      <loext:graphic-properties draw:fill="solid" draw:fill-color="#80d358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75cm" svg:height="3.75cm" svg:x="7.281cm" svg:y="18.9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75cm" svg:height="3.5cm" svg:x="10.231cm" svg:y="17.131cm">
          <text:p/>
          <draw:enhanced-geometry svg:viewBox="0 0 21600 21600" draw:type="rectangle" draw:enhanced-path="M 0 0 L 21600 0 21600 21600 0 21600 0 0 Z N"/>
        </draw:custom-shape>
        <draw:path draw:style-name="gr3" draw:text-style-name="P3" draw:layer="layout" svg:width="6.369cm" svg:height="4.71cm" draw:transform="skewX (-0.02460914245312) rotate (-1.47026536188002) translate (11.9566607469352cm 15.8428137605971cm)" svg:viewBox="0 0 6370 4711" svg:d="M0 4711c256-2 487-111 725-186 246-77 480-182 716-281 236-98 478-174 700-317 248-160 528-285 743-481 176-160 294-371 363-593 68-219 147-439 266-641 131-221 271-451 490-617 222-166 473-305 716-447 229-134 493-222 727-352 228-127 489-243 616-475l186-167 122-154">
          <text:p/>
        </draw:path>
        <draw:custom-shape draw:style-name="gr4" draw:text-style-name="P4" draw:layer="layout" svg:width="0.5cm" svg:height="0.5cm" svg:x="11.381cm" svg:y="17.03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5cm" svg:height="0.5cm" svg:x="10.031cm" svg:y="18.13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5cm" svg:height="0.5cm" svg:x="13.631cm" svg:y="18.88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5cm" svg:height="0.5cm" svg:x="12.681cm" svg:y="20.23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0.5cm" svg:height="0.5cm" svg:x="9.031cm" svg:y="18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cm" svg:height="0.5cm" svg:x="13.531cm" svg:y="14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cm" svg:height="0.5cm" svg:x="7.281cm" svg:y="18.9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6" draw:layer="layout" svg:width="0.5cm" svg:height="0.5cm" svg:x="10.531cm" svg:y="21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6" draw:layer="layout" svg:width="0.5cm" svg:height="0.5cm" svg:x="7.781cm" svg:y="21.7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6" draw:layer="layout" svg:width="0.5cm" svg:height="0.5cm" svg:x="9.281cm" svg:y="22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031cm" fo:margin-bottom="1.031cm" fo:margin-left="1.031cm" fo:margin-right="1.031cm" fo:page-width="21.026cm" fo:page-height="29.7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2-08T15:13:01.616000000</dc:date>
    <meta:editing-duration>PT25M3S</meta:editing-duration>
    <meta:editing-cycles>7</meta:editing-cycles>
    <meta:generator>LibreOffice/7.1.0.3$Windows_X86_64 LibreOffice_project/f6099ecf3d29644b5008cc8f48f42f4a40986e4c</meta:generator>
    <meta:document-statistic meta:object-count="13"/>
  </office:meta>
</office:document-meta>
</file>